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as 1</text:p>
          </table:table-cell>
          <table:table-cell office:value-type="string" calcext:value-type="string">
            <text:p>800kHz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560" calcext:value-type="float">
            <text:p>560</text:p>
          </table:table-cell>
          <table:table-cell table:style-name="ce1" office:value-type="float" office:value="0.000000000001" calcext:value-type="float">
            <text:p>1,00E-12</text:p>
          </table:table-cell>
          <table:table-cell/>
          <table:table-cell table:formula="of:=[.F7]*[.G7]*[.F8]*[.G8]" office:value-type="float" office:value="0.00000000000003136" calcext:value-type="float">
            <text:p>3,136E-14</text:p>
          </table:table-cell>
          <table:table-cell table:formula="of:=SQRT([.I7])" office:value-type="float" office:value="0.000000177087548969429" calcext:value-type="float">
            <text:p>1,77087548969429E-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0.000001" calcext:value-type="float">
            <text:p>1,00E-06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1/(3.14*2*[.J7])" office:value-type="float" office:value="899191.782349971" calcext:value-type="float">
            <text:p>899191,782349971</text:p>
          </table:table-cell>
          <table:table-cell office:value-type="string" calcext:value-type="string">
            <text:p>for a 800khz piezo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as 2</text:p>
          </table:table-cell>
          <table:table-cell office:value-type="string" calcext:value-type="string">
            <text:p>100khz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000000000001" calcext:value-type="float">
            <text:p>1,00E-12</text:p>
          </table:table-cell>
          <table:table-cell/>
          <table:table-cell table:formula="of:=[.F14]*[.G14]*[.F15]*[.G15]" office:value-type="float" office:value="1.95E-015" calcext:value-type="float">
            <text:p>1,95E-15</text:p>
          </table:table-cell>
          <table:table-cell table:formula="of:=SQRT([.I14])" office:value-type="float" office:value="0.0000000441588043316392" calcext:value-type="float">
            <text:p>4,41588043316392E-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001" calcext:value-type="float">
            <text:p>1,00E-06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1/(3.14*2*[.J14])" office:value-type="float" office:value="3605977.81574712" calcext:value-type="float">
            <text:p>3605977,81574712</text:p>
          </table:table-cell>
          <table:table-cell/>
        </table:table-row>
        <table:table-row table:style-name="ro1">
          <table:table-cell table:number-columns-repeated="8"/>
          <table:table-cell table:formula="of:=[.I16]/1000000" office:value-type="float" office:value="3.60597781574712" calcext:value-type="float">
            <text:p>3,6059778157</text:p>
          </table:table-cell>
          <table:table-cell office:value-type="string" calcext:value-type="string">
            <text:p>MHz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3.5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24*120*130*16" office:value-type="float" office:value="5990400" calcext:value-type="float">
            <text:p>5990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9:03:57.752864370</meta:creation-date>
    <dc:date>2017-11-20T22:13:29.502749960</dc:date>
    <meta:editing-duration>PT28M49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